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7"/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officeooo:rsid="00057e94" officeooo:paragraph-rsid="00057e94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style:font-name="Times New Roman1" fo:font-size="12pt" officeooo:rsid="00057e94" officeooo:paragraph-rsid="00057e94" style:font-size-asian="12pt" style:font-size-complex="12pt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officeooo:paragraph-rsid="00057e94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2" style:font-size-complex="20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3" style:family="text">
      <style:text-properties style:font-name="Times New Roman" fo:font-size="12pt" fo:font-weight="bold" officeooo:rsid="00057e94" style:font-size-asian="12pt" style:font-weight-asian="bold" style:font-name-complex="Times New Roman2" style:font-size-complex="12pt" style:font-weight-complex="bold"/>
    </style:style>
    <style:style style:name="T4" style:family="text">
      <style:text-properties style:font-name="Times New Roman" fo:font-size="12pt" style:font-size-asian="12pt" style:font-name-complex="Times New Roman2" style:font-size-complex="12pt"/>
    </style:style>
    <style:style style:name="T5" style:family="text">
      <style:text-properties style:font-name="Times New Roman" fo:font-size="12pt" officeooo:rsid="00057e94" style:font-size-asian="12pt" style:font-name-complex="Times New Roman2" style:font-size-complex="12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fo:color="#444950" style:font-name="Helvetica" fo:font-size="7pt" fo:background-color="#ffffff" loext:char-shading-value="0" style:font-size-asian="7pt" style:font-size-complex="7pt"/>
    </style:style>
    <style:style style:name="T8" style:family="text">
      <style:text-properties fo:color="#444950" style:font-name="Times New Roman" fo:font-size="12pt" fo:background-color="#ffffff" loext:char-shading-value="0" style:font-size-asian="12pt" style:font-name-complex="Times New Roman2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2pt" fo:font-weight="normal" officeooo:rsid="00057e94" style:font-size-asian="12pt" style:font-weight-asian="normal" style:font-size-complex="12pt" style:font-weight-complex="normal"/>
    </style:style>
    <style:style style:name="T13" style:family="text">
      <style:text-properties style:font-name="Times New Roman1" fo:font-size="12pt" fo:font-weight="bold" officeooo:rsid="00057e94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Análise de Requisitos – Projeto IES</text:span></text:p>
      <text:p text:style-name="Standard"><text:span text:style-name="T2">G6: <text:s text:c="4"/></text:span><text:span text:style-name="T4">Diogo Filipe Amaral Carvalho – 92969</text:span></text:p>
      <text:p text:style-name="P3"><text:span text:style-name="T4">Pedro Miguel Loureiro Amaral – 93283</text:span></text:p>
      <text:p text:style-name="P3"><text:span text:style-name="T4">Rafael Baptista – 93367</text:span></text:p>
      <text:p text:style-name="P3"><text:span text:style-name="T4">Ricardo Saraiva da Cruz – 93118</text:span></text:p>
      <text:p text:style-name="P4"/>
      <text:p text:style-name="P4"/>
      <text:p text:style-name="P5"><text:span text:style-name="T6">Projeto:</text:span><text:span text:style-name="T7"> </text:span><text:span text:style-name="T8">Este projeto pretende demonstrar o estado atual do mais falado tema do mundo, covid-19. Para isso iremos mostrar ao pormenor o aumento e recuperações de casos diários, apresentar gráficos com estatísticas, entre outras funcionalidades.</text:span></text:p>
      <text:p text:style-name="P5"><text:span text:style-name="T8">Para isso o sistema deve ter por base as seguintes características:</text:span></text:p>
      <text:list xml:id="list190172089" text:style-name="WWNum1">
        <text:list-item>
          <text:p text:style-name="P1"><text:span text:style-name="T4">Um </text:span><text:span text:style-name="T2">paciente </text:span><text:span text:style-name="T4">deve ter </text:span><text:span text:style-name="T5">um pacient_id</text:span><text:span text:style-name="T4"> nome, estado atual do covid (recuperado, infetado, etc.), género, idade, altura, peso, nacionalidade, região, área de Residência, e um médico associado.</text:span></text:p>
        </text:list-item>
        <text:list-item>
          <text:p text:style-name="P1"><text:span text:style-name="T4">Um </text:span><text:span text:style-name="T2">médico </text:span><text:span text:style-name="T4">tem um número de medico, código de acesso, nome, hospital, idade, especialização</text:span></text:p>
        </text:list-item>
        <text:list-item>
          <text:p text:style-name="P1"><text:span text:style-name="T4">Um </text:span><text:span text:style-name="T2">hospital</text:span><text:span text:style-name="T4"> tem id, nome, localização, região, número de camas.</text:span></text:p>
        </text:list-item>
      </text:list>
      <text:p text:style-name="P9"/>
      <text:p text:style-name="P5"><text:span text:style-name="T8">O sistema deve ainda respeitar as seguintes restrições de integridade:</text:span></text:p>
      <text:list xml:id="list2088815746" text:style-name="WWNum7">
        <text:list-item>
          <text:p text:style-name="P2"><text:span text:style-name="T4">Número de pacientes hospitalizados não pode exceder o número de camas do hospital.</text:span></text:p>
        </text:list-item>
        <text:list-item>
          <text:p text:style-name="P2"><text:span text:style-name="T4">Os pacientes de uma dada região só podem estar hospitalizados em hospitais dessa região.</text:span></text:p>
        </text:list-item>
        <text:list-item>
          <text:p text:style-name="P2"><text:span text:style-name="T4">Um paciente só pode ser acompanhado pelo seu médico.</text:span></text:p>
        </text:list-item>
      </text:list>
      <text:p text:style-name="P9"/>
      <text:p text:style-name="P6"><text:span text:style-name="T8">Pretende-se ainda que haja proteção de dados dos pacientes, ou seja, haver anonimização.</text:span></text:p>
      <text:p text:style-name="P6"><text:span text:style-name="T8">Para isso deve ser criada uma base de dados auxilar com as seguintes caracteristicas:</text:span></text:p>
      <text:list xml:id="list3822174286" text:style-name="L1">
        <text:list-item>
          <text:p text:style-name="P7">Um <text:span text:style-name="T9">caso </text:span><text:span text:style-name="T10">contém o caso_ID, paciente_ID e estado atual do paciente.</text:span></text:p>
        </text:list-item>
        <text:list-item>
          <text:p text:style-name="P8"><text:span text:style-name="T12">Um </text:span><text:span text:style-name="T13">relatório de estado </text:span><text:span text:style-name="T12">contém o paciente_ID, estado do paciente e a data de alteração de est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6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8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go Carvalho</meta:initial-creator>
    <meta:editing-cycles>3</meta:editing-cycles>
    <meta:creation-date>2020-12-02T15:14:00</meta:creation-date>
    <dc:date>2020-12-16T00:35:50.613014156</dc:date>
    <meta:editing-duration>PT14M31S</meta:editing-duration>
    <meta:generator>LibreOffice/6.4.6.2$Linux_X86_64 LibreOffice_project/40$Build-2</meta:generator>
    <meta:document-statistic meta:table-count="0" meta:image-count="0" meta:object-count="0" meta:page-count="1" meta:paragraph-count="18" meta:word-count="230" meta:character-count="1462" meta:non-whitespace-character-count="1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